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b2b2b2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svg:stroke-width="0.053cm" draw:marker-start="" draw:marker-start-width="0.279cm" draw:marker-end="Arrow_20_concave" draw:marker-end-width="0.379cm" draw:stroke-linejoin="bevel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_20_concave" draw:marker-end-width="0.379cm" draw:stroke-linejoin="bevel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2_20_Dots_20_3_20_Dashes" svg:stroke-width="0.035cm" svg:stroke-color="#ff3333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="" draw:marker-start-width="0.252cm" draw:marker-end="Arrow_20_concave" draw:marker-end-width="0.352cm" draw:stroke-linejoin="bevel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draw:marker-start="" draw:marker-start-width="0.279cm" draw:marker-end="Arrow_20_concave" draw:marker-end-width="0.379cm" draw:stroke-linejoin="bevel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22cm" svg:y1="2.032cm" svg:x2="8.636cm" svg:y2="2.032cm">
          <text:p/>
        </draw:line>
        <draw:line draw:style-name="gr1" draw:text-style-name="P1" draw:layer="layout" svg:x1="1.118cm" svg:y1="7.832cm" svg:x2="8.89cm" svg:y2="7.832cm">
          <text:p/>
        </draw:line>
        <draw:line draw:style-name="gr1" draw:text-style-name="P1" draw:layer="layout" svg:x1="0.806cm" svg:y1="4.932cm" svg:x2="8.382cm" svg:y2="4.919cm">
          <text:p/>
        </draw:line>
        <draw:custom-shape draw:style-name="gr2" draw:text-style-name="P3" draw:layer="layout" svg:width="4.191cm" svg:height="2.718cm" svg:x="8.482cm" svg:y="3.324cm">
          <text:p text:style-name="P2"><text:span text:style-name="T1"><text:s text:c="19"/></text:span></text:p>
          <text:p text:style-name="P2"><text:span text:style-name="T1"><text:s text:c="20"/></text:span><text:span text:style-name="T1">RDMA</text:span></text:p>
          <text:p text:style-name="P2"><text:span text:style-name="T1"><text:s text:c="20"/></text:span><text:span text:style-name="T1">Access</text:span></text:p>
          <text:p text:style-name="P2"><text:span text:style-name="T1"/></text:p>
          <text:p text:style-name="P2"><text:span text:style-name="T1"><text:s text:c="8"/></text:span><text:span text:style-name="T1">a <text:s text:c="8"/>write the remote log</text:span></text:p>
          <text:p text:style-name="P2"><text:span text:style-name="T1"><text:s text:c="8"/></text:span><text:span text:style-name="T1">b <text:s text:c="8"/>write the remote tail pointer</text:span></text:p>
          <text:p text:style-name="P2"><text:span text:style-name="T1"><text:s text:c="8"/></text:span><text:span text:style-name="T1">c <text:s text:c="8"/>write the remote commit pointer</text:span></text:p>
          <text:p text:style-name="P2"><text:span text:style-name="T1"/></text:p>
          <text:p text:style-name="P2"><text:span text:style-name="T1"><text:s text:c="19"/></text:span><text:span text:style-name="T1">Begin/End of consensu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24cm" svg:height="0.493cm" svg:x="-0.154cm" svg:y="1.793cm">
          <draw:text-box>
            <text:p><text:span text:style-name="T1">Replica 1</text:span></text:p>
          </draw:text-box>
        </draw:frame>
        <draw:frame draw:style-name="gr3" draw:text-style-name="P4" draw:layer="layout" svg:width="1.524cm" svg:height="0.493cm" svg:x="-0.138cm" svg:y="7.594cm">
          <draw:text-box>
            <text:p><text:span text:style-name="T1">Replica 2</text:span></text:p>
          </draw:text-box>
        </draw:frame>
        <draw:frame draw:style-name="gr3" draw:text-style-name="P4" draw:layer="layout" svg:width="1.524cm" svg:height="0.493cm" svg:x="-0.138cm" svg:y="4.695cm">
          <draw:text-box>
            <text:p><text:span text:style-name="T1">Leader</text:span></text:p>
          </draw:text-box>
        </draw:frame>
        <draw:line draw:style-name="gr4" draw:text-style-name="P1" draw:layer="layout" svg:x1="1.271cm" svg:y1="4.945cm" svg:x2="2.11cm" svg:y2="2.032cm">
          <text:p/>
        </draw:line>
        <draw:line draw:style-name="gr5" draw:text-style-name="P1" draw:layer="layout" svg:x1="1.994cm" svg:y1="4.932cm" svg:x2="2.842cm" svg:y2="7.819cm">
          <text:p/>
        </draw:line>
        <draw:line draw:style-name="gr6" draw:text-style-name="P1" draw:layer="layout" svg:x1="2.31cm" svg:y1="2.032cm" svg:x2="3.542cm" svg:y2="4.932cm">
          <text:p/>
        </draw:line>
        <draw:custom-shape draw:style-name="gr7" draw:text-style-name="P1" draw:layer="layout" svg:width="0.229cm" svg:height="0.584cm" svg:x="9.141cm" svg:y="5.26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8" draw:text-style-name="P1" draw:layer="layout" svg:x1="8.798cm" svg:y1="3.586cm" svg:x2="8.798cm" svg:y2="3.586cm">
          <text:p text:style-name="P1"><text:s text:c="6"/></text:p>
        </draw:line>
        <draw:custom-shape draw:style-name="gr9" draw:text-style-name="P1" draw:layer="layout" svg:width="0.294cm" svg:height="0.762cm" svg:x="0.916cm" svg:y="4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0.218cm" svg:height="0.576cm" svg:x="8.788cm" svg:y="5.25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6" draw:text-style-name="P1" draw:layer="layout" svg:x1="3.034cm" svg:y1="7.832cm" svg:x2="4.634cm" svg:y2="4.932cm">
          <text:p/>
        </draw:line>
        <draw:line draw:style-name="gr10" draw:text-style-name="P1" draw:layer="layout" svg:x1="3.672cm" svg:y1="4.958cm" svg:x2="4.804cm" svg:y2="2.032cm">
          <text:p/>
        </draw:line>
        <draw:line draw:style-name="gr6" draw:text-style-name="P1" draw:layer="layout" svg:x1="4.932cm" svg:y1="2.032cm" svg:x2="6.164cm" svg:y2="4.932cm">
          <text:p/>
        </draw:line>
        <draw:frame draw:style-name="gr3" draw:text-style-name="P5" draw:layer="layout" svg:width="0.708cm" svg:height="0.607cm" svg:x="1.502cm" svg:y="3.41cm">
          <draw:text-box>
            <text:p><text:span text:style-name="T2">a</text:span></text:p>
          </draw:text-box>
        </draw:frame>
        <draw:frame draw:style-name="gr3" draw:text-style-name="P5" draw:layer="layout" svg:width="0.762cm" svg:height="0.607cm" svg:x="4.042cm" svg:y="3.41cm">
          <draw:text-box>
            <text:p><text:span text:style-name="T2">b</text:span></text:p>
          </draw:text-box>
        </draw:frame>
        <draw:frame draw:style-name="gr3" draw:text-style-name="P5" draw:layer="layout" svg:width="0.708cm" svg:height="0.607cm" svg:x="2.502cm" svg:y="5.511cm">
          <draw:text-box>
            <text:p><text:span text:style-name="T2">a</text:span></text:p>
          </draw:text-box>
        </draw:frame>
        <draw:line draw:style-name="gr5" draw:text-style-name="P1" draw:layer="layout" svg:x1="4.888cm" svg:y1="4.932cm" svg:x2="5.682cm" svg:y2="7.819cm">
          <text:p/>
        </draw:line>
        <draw:frame draw:style-name="gr3" draw:text-style-name="P5" draw:layer="layout" svg:width="0.762cm" svg:height="0.607cm" svg:x="5.11cm" svg:y="5.511cm">
          <draw:text-box>
            <text:p><text:span text:style-name="T2">b</text:span></text:p>
          </draw:text-box>
        </draw:frame>
        <draw:line draw:style-name="gr11" draw:text-style-name="P1" draw:layer="layout" svg:x1="9.614cm" svg:y1="4.032cm" svg:x2="8.612cm" svg:y2="4.032cm">
          <text:p/>
        </draw:line>
        <draw:line draw:style-name="gr10" draw:text-style-name="P1" draw:layer="layout" svg:x1="8.659cm" svg:y1="3.771cm" svg:x2="9.698cm" svg:y2="3.771cm">
          <text:p/>
        </draw:line>
        <draw:line draw:style-name="gr10" draw:text-style-name="P1" draw:layer="layout" svg:x1="6.659cm" svg:y1="4.971cm" svg:x2="7.791cm" svg:y2="2.045cm">
          <text:p/>
        </draw:line>
        <draw:frame draw:style-name="gr3" draw:text-style-name="P5" draw:layer="layout" svg:width="0.762cm" svg:height="0.607cm" svg:x="7.411cm" svg:y="3.423cm">
          <draw:text-box>
            <text:p><text:span text:style-name="T2">c</text:span></text:p>
          </draw:text-box>
        </draw:frame>
        <draw:line draw:style-name="gr6" draw:text-style-name="P1" draw:layer="layout" svg:x1="5.834cm" svg:y1="7.832cm" svg:x2="7.434cm" svg:y2="4.932cm">
          <text:p/>
        </draw:line>
        <draw:line draw:style-name="gr5" draw:text-style-name="P1" draw:layer="layout" svg:x1="7.496cm" svg:y1="4.919cm" svg:x2="8.29cm" svg:y2="7.806cm">
          <text:p/>
        </draw:line>
        <draw:frame draw:style-name="gr3" draw:text-style-name="P5" draw:layer="layout" svg:width="0.762cm" svg:height="0.607cm" svg:x="7.611cm" svg:y="5.624cm">
          <draw:text-box>
            <text:p><text:span text:style-name="T2">c</text:span></text:p>
          </draw:text-box>
        </draw:frame>
        <draw:custom-shape draw:style-name="gr7" draw:text-style-name="P1" draw:layer="layout" svg:width="0.229cm" svg:height="0.584cm" svg:x="6.241cm" svg:y="4.66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2H52M7S</meta:editing-duration>
    <meta:editing-cycles>46</meta:editing-cycles>
    <meta:generator>LibreOffice/4.2.8.2$Linux_X86_64 LibreOffice_project/420m0$Build-2</meta:generator>
    <dc:date>2016-05-09T23:43:41.311311365</dc:date>
    <meta:document-statistic meta:object-count="53"/>
  </office:meta>
</office:document-meta>
</file>